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5.191cm" svg:y="5.95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33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7.477cm" svg:y="5.95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63cm" svg:y="5.95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93cm" svg:height="0.649cm" svg:x="3.251cm" svg:y="7.11cm">
          <draw:text-box>
            <text:p text:style-name="P3"><text:span text:style-name="T1">Address</text:span></text:p>
          </draw:text-box>
        </draw:frame>
        <draw:frame draw:style-name="gr2" draw:text-style-name="P3" draw:layer="layout" svg:width="1.086cm" svg:height="0.649cm" svg:x="5.148cm" svg:y="7.177cm">
          <draw:text-box>
            <text:p text:style-name="P3"><text:span text:style-name="T1">100</text:span></text:p>
          </draw:text-box>
        </draw:frame>
        <draw:frame draw:style-name="gr2" draw:text-style-name="P3" draw:layer="layout" svg:width="1.086cm" svg:height="0.649cm" svg:x="6.349cm" svg:y="7.178cm">
          <draw:text-box>
            <text:p text:style-name="P3"><text:span text:style-name="T1">101</text:span></text:p>
          </draw:text-box>
        </draw:frame>
        <draw:frame draw:style-name="gr2" draw:text-style-name="P3" draw:layer="layout" svg:width="1.086cm" svg:height="0.649cm" svg:x="7.449cm" svg:y="7.178cm">
          <draw:text-box>
            <text:p text:style-name="P3"><text:span text:style-name="T1">102</text:span></text:p>
          </draw:text-box>
        </draw:frame>
        <draw:frame draw:style-name="gr2" draw:text-style-name="P3" draw:layer="layout" svg:width="1.086cm" svg:height="0.649cm" svg:x="8.649cm" svg:y="7.178cm">
          <draw:text-box>
            <text:p text:style-name="P3"><text:span text:style-name="T1">103</text:span></text:p>
          </draw:text-box>
        </draw:frame>
        <draw:frame draw:style-name="gr2" draw:text-style-name="P3" draw:layer="layout" svg:width="1.086cm" svg:height="0.649cm" svg:x="9.75cm" svg:y="7.179cm">
          <draw:text-box>
            <text:p text:style-name="P3"><text:span text:style-name="T1">104</text:span></text:p>
          </draw:text-box>
        </draw:frame>
        <draw:frame draw:style-name="gr3" draw:text-style-name="P4" draw:layer="layout" svg:width="1.035cm" svg:height="0.962cm" svg:x="11.15cm" svg:y="5.907cm">
          <draw:text-box>
            <text:p text:style-name="P4"><text:span text:style-name="T2">...</text:span></text:p>
          </draw:text-box>
        </draw:frame>
        <draw:frame draw:style-name="gr2" draw:text-style-name="P3" draw:layer="layout" svg:width="3.41cm" svg:height="0.649cm" svg:x="5.083cm" svg:y="4.923cm">
          <draw:text-box>
            <text:p text:style-name="P3"><text:span text:style-name="T1">Computer Memory</text:span></text:p>
          </draw:text-box>
        </draw:frame>
        <draw:frame draw:style-name="gr2" draw:text-style-name="P3" draw:layer="layout" svg:width="1.361cm" svg:height="0.649cm" svg:x="7.349cm" svg:y="7.879cm">
          <draw:text-box>
            <text:p text:style-name="P3"><text:span text:style-name="T1">my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1:14:47.240300416</meta:creation-date>
    <dc:date>2014-10-23T13:28:57.826250521</dc:date>
    <meta:editing-duration>PT1H30M19S</meta:editing-duration>
    <meta:editing-cycles>4</meta:editing-cycles>
    <meta:generator>LibreOffice/4.2.6.3$Linux_X86_64 LibreOffice_project/420m0$Build-3</meta:generator>
    <meta:document-statistic meta:object-count="14"/>
  </office:meta>
</office:document-meta>
</file>